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Uczniowie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gzamin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66">
          <table:sort>
            <table:sort-by table:field-number="7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7" table:data-type="automatic"/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5" table:data-type="number" table:value="25" table:operator="&gt;"/>
              <table:filter-condition table:field-number="4" table:data-type="number" table:value="25" table:operator="&gt;"/>
              <table:filter-condition table:field-number="6" table:data-type="number" table:value="25" table:operator="&g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07:01.1193685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41:32.423036835</dc:date>
    <meta:generator>LibreOffice/5.4.2.2$Linux_X86_64 LibreOffice_project/40m0$Build-2</meta:generator>
    <meta:editing-duration>PT18S</meta:editing-duration>
    <meta:editing-cycles>3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